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A000002D0CE02790394738BA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2e2e2" draw:textarea-horizontal-align="justify" draw:textarea-vertical-align="middle" draw:auto-grow-height="false" fo:min-height="7.768cm" fo:min-width="5.818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1.26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4.38cm" fo:min-width="2.926cm" fo:wrap-option="no-wrap"/>
    </style:style>
    <style:style style:name="gr7" style:family="graphic" style:parent-style-name="standard">
      <style:graphic-properties draw:fill-color="#7cfc00" draw:textarea-horizontal-align="justify" draw:textarea-vertical-align="middle" draw:auto-grow-height="false" fo:min-height="1.306cm" fo:min-width="1.056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232cm" fo:min-width="4.316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e2e2e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7cf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draw:layer="layout" svg:width="7cm" svg:height="8.7cm" svg:x="1.3cm" svg:y="1.9cm">
          <text:p text:style-name="P1">WEB szerver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5cm" svg:height="2.4cm" svg:x="6.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5cm" svg:height="2.4cm" svg:x="15.9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5cm" svg:height="2.4cm" svg:x="15.7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5cm" svg:height="2.4cm" svg:x="5.7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5cm" svg:height="2.4cm" svg:x="10.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5cm" svg:height="2.4cm" svg:x="17.6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5cm" svg:height="2.4cm" svg:x="4.4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5cm" svg:height="2.4cm" svg:x="10.9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434cm" svg:y1="16.249cm" svg:x2="16.266cm" svg:y2="24.351cm" draw:start-shape="id1" draw:start-glue-point="9" draw:end-shape="id2" draw:end-glue-point="5" svg:d="M8434 16249l7832 8102" svg:viewBox="0 0 7833 8103">
          <text:p/>
        </draw:connector>
        <draw:connector draw:style-name="gr3" draw:text-style-name="P3" draw:layer="layout" draw:type="line" svg:x1="16.066cm" svg:y1="16.349cm" svg:x2="7.834cm" svg:y2="24.251cm" draw:start-shape="id3" draw:start-glue-point="7" draw:end-shape="id4" draw:end-glue-point="11" svg:d="M16066 16349l-8232 7902" svg:viewBox="0 0 8233 7903">
          <text:p/>
        </draw:connector>
        <draw:connector draw:style-name="gr3" draw:text-style-name="P3" draw:layer="layout" draw:type="line" svg:x1="6.9cm" svg:y1="20.1cm" svg:x2="17.6cm" svg:y2="20.2cm" draw:start-shape="id5" draw:start-glue-point="10" draw:end-shape="id6" draw:end-glue-point="6" svg:d="M6900 20100l10700 100" svg:viewBox="0 0 10701 101">
          <text:p/>
        </draw:connector>
        <draw:connector draw:style-name="gr3" draw:text-style-name="P3" draw:layer="layout" draw:type="line" svg:x1="12.15cm" svg:y1="15.1cm" svg:x2="12.15cm" svg:y2="25.7cm" draw:start-shape="id7" draw:start-glue-point="8" draw:end-shape="id8" draw:end-glue-point="4" svg:d="M12150 15100v10600" svg:viewBox="0 0 1 10601">
          <text:p/>
        </draw:connector>
        <draw:connector draw:style-name="gr3" draw:text-style-name="P3" draw:layer="layout" draw:type="line" svg:x1="8.434cm" svg:y1="16.249cm" svg:x2="16.066cm" svg:y2="16.349cm" draw:start-shape="id1" draw:start-glue-point="9" draw:end-shape="id3" draw:end-glue-point="7" svg:d="M8434 16249l7632 100" svg:viewBox="0 0 7633 101">
          <text:p/>
        </draw:connector>
        <draw:connector draw:style-name="gr3" draw:text-style-name="P3" draw:layer="layout" draw:type="line" svg:x1="7.834cm" svg:y1="24.251cm" svg:x2="16.266cm" svg:y2="24.351cm" draw:start-shape="id4" draw:start-glue-point="11" draw:end-shape="id2" draw:end-glue-point="5" svg:d="M7834 24251l8432 100" svg:viewBox="0 0 8433 101">
          <text:p/>
        </draw:connector>
        <draw:connector draw:style-name="gr3" draw:text-style-name="P3" draw:layer="layout" draw:type="line" svg:x1="8.434cm" svg:y1="16.249cm" svg:x2="7.834cm" svg:y2="24.251cm" draw:start-shape="id1" draw:start-glue-point="9" draw:end-shape="id4" draw:end-glue-point="11" svg:d="M8434 16249l-600 8002" svg:viewBox="0 0 601 8003">
          <text:p/>
        </draw:connector>
        <draw:connector draw:style-name="gr3" draw:text-style-name="P3" draw:layer="layout" draw:type="line" svg:x1="8.434cm" svg:y1="16.249cm" svg:x2="6.9cm" svg:y2="20.1cm" draw:start-shape="id1" draw:start-glue-point="9" draw:end-shape="id5" draw:end-glue-point="10" svg:d="M8434 16249l-1534 3851" svg:viewBox="0 0 1535 3852">
          <text:p/>
        </draw:connector>
        <draw:connector draw:style-name="gr3" draw:text-style-name="P3" draw:layer="layout" draw:type="line" svg:x1="6.9cm" svg:y1="20.1cm" svg:x2="7.834cm" svg:y2="24.251cm" draw:start-shape="id5" draw:start-glue-point="10" draw:end-shape="id4" draw:end-glue-point="11" svg:d="M6900 20100l934 4151" svg:viewBox="0 0 935 4152">
          <text:p/>
        </draw:connector>
        <draw:connector draw:style-name="gr3" draw:text-style-name="P3" draw:layer="layout" draw:type="line" svg:x1="7.834cm" svg:y1="24.251cm" svg:x2="12.15cm" svg:y2="25.7cm" draw:start-shape="id4" draw:start-glue-point="11" draw:end-shape="id8" draw:end-glue-point="4" svg:d="M7834 24251l4316 1449" svg:viewBox="0 0 4317 1450">
          <text:p/>
        </draw:connector>
        <draw:connector draw:style-name="gr3" draw:text-style-name="P3" draw:layer="layout" draw:type="line" svg:x1="12.15cm" svg:y1="25.7cm" svg:x2="16.266cm" svg:y2="24.351cm" draw:start-shape="id8" draw:start-glue-point="4" draw:end-shape="id2" draw:end-glue-point="5" svg:d="M12150 25700l4116-1349" svg:viewBox="0 0 4117 1350">
          <text:p/>
        </draw:connector>
        <draw:connector draw:style-name="gr3" draw:text-style-name="P3" draw:layer="layout" draw:type="line" svg:x1="16.266cm" svg:y1="24.351cm" svg:x2="17.6cm" svg:y2="20.2cm" draw:start-shape="id2" draw:start-glue-point="5" draw:end-shape="id6" draw:end-glue-point="6" svg:d="M16266 24351l1334-4151" svg:viewBox="0 0 1335 4152">
          <text:p/>
        </draw:connector>
        <draw:connector draw:style-name="gr3" draw:text-style-name="P3" draw:layer="layout" draw:type="line" svg:x1="16.066cm" svg:y1="16.349cm" svg:x2="17.6cm" svg:y2="20.2cm" draw:start-shape="id3" draw:start-glue-point="7" draw:end-shape="id6" draw:end-glue-point="6" svg:d="M16066 16349l1534 3851" svg:viewBox="0 0 1535 3852">
          <text:p/>
        </draw:connector>
        <draw:connector draw:style-name="gr3" draw:text-style-name="P3" draw:layer="layout" draw:type="line" svg:x1="12.15cm" svg:y1="15.1cm" svg:x2="16.066cm" svg:y2="16.349cm" draw:start-shape="id7" draw:start-glue-point="8" draw:end-shape="id3" draw:end-glue-point="7" svg:d="M12150 15100l3916 1249" svg:viewBox="0 0 3917 1250">
          <text:p/>
        </draw:connector>
        <draw:connector draw:style-name="gr3" draw:text-style-name="P3" draw:layer="layout" draw:type="line" svg:x1="12.15cm" svg:y1="15.1cm" svg:x2="8.434cm" svg:y2="16.249cm" draw:start-shape="id7" draw:start-glue-point="8" draw:end-shape="id1" draw:end-glue-point="9" svg:d="M12150 15100l-3716 1149" svg:viewBox="0 0 3717 1150">
          <text:p/>
        </draw:connector>
        <draw:connector draw:style-name="gr3" draw:text-style-name="P3" draw:layer="layout" draw:type="line" svg:x1="8.434cm" svg:y1="16.249cm" svg:x2="17.6cm" svg:y2="20.2cm" draw:start-shape="id1" draw:start-glue-point="9" draw:end-shape="id6" draw:end-glue-point="6" svg:d="M8434 16249l9166 3951" svg:viewBox="0 0 9167 3952">
          <text:p/>
        </draw:connector>
        <draw:connector draw:style-name="gr3" draw:text-style-name="P3" draw:layer="layout" draw:type="line" svg:x1="12.15cm" svg:y1="15.1cm" svg:x2="16.266cm" svg:y2="24.351cm" draw:start-shape="id7" draw:start-glue-point="8" draw:end-shape="id2" draw:end-glue-point="5" svg:d="M12150 15100l4116 9251" svg:viewBox="0 0 4117 9252">
          <text:p/>
        </draw:connector>
        <draw:connector draw:style-name="gr3" draw:text-style-name="P3" draw:layer="layout" draw:type="line" svg:x1="16.066cm" svg:y1="16.349cm" svg:x2="16.266cm" svg:y2="24.351cm" draw:start-shape="id3" draw:start-glue-point="7" draw:end-shape="id2" draw:end-glue-point="5" svg:d="M16066 16349l200 8002" svg:viewBox="0 0 201 8003">
          <text:p/>
        </draw:connector>
        <draw:connector draw:style-name="gr3" draw:text-style-name="P3" draw:layer="layout" draw:type="line" svg:x1="17.6cm" svg:y1="20.2cm" svg:x2="12.15cm" svg:y2="25.7cm" draw:start-shape="id6" draw:start-glue-point="6" draw:end-shape="id8" draw:end-glue-point="4" svg:d="M17600 20200l-5450 5500" svg:viewBox="0 0 5451 5501">
          <text:p/>
        </draw:connector>
        <draw:connector draw:style-name="gr3" draw:text-style-name="P3" draw:layer="layout" draw:type="line" svg:x1="12.15cm" svg:y1="25.7cm" svg:x2="6.9cm" svg:y2="20.1cm" draw:start-shape="id8" draw:start-glue-point="4" draw:end-shape="id5" draw:end-glue-point="10" svg:d="M12150 25700l-5250-5600" svg:viewBox="0 0 5251 5601">
          <text:p/>
        </draw:connector>
        <draw:connector draw:style-name="gr3" draw:text-style-name="P3" draw:layer="layout" draw:type="line" svg:x1="6.9cm" svg:y1="20.1cm" svg:x2="12.15cm" svg:y2="15.1cm" draw:start-shape="id5" draw:start-glue-point="10" draw:end-shape="id7" draw:end-glue-point="8" svg:d="M6900 20100l5250-5000" svg:viewBox="0 0 5251 5001">
          <text:p/>
        </draw:connector>
        <draw:connector draw:style-name="gr3" draw:text-style-name="P3" draw:layer="layout" draw:type="line" svg:x1="8.434cm" svg:y1="16.249cm" svg:x2="12.15cm" svg:y2="25.7cm" draw:start-shape="id1" draw:start-glue-point="9" draw:end-shape="id8" draw:end-glue-point="4" svg:d="M8434 16249l3716 9451" svg:viewBox="0 0 3717 9452">
          <text:p/>
        </draw:connector>
        <draw:connector draw:style-name="gr3" draw:text-style-name="P3" draw:layer="layout" draw:type="line" svg:x1="16.066cm" svg:y1="16.349cm" svg:x2="12.15cm" svg:y2="25.7cm" draw:start-shape="id3" draw:start-glue-point="7" draw:end-shape="id8" draw:end-glue-point="4" svg:d="M16066 16349l-3916 9351" svg:viewBox="0 0 3917 9352">
          <text:p/>
        </draw:connector>
        <draw:connector draw:style-name="gr3" draw:text-style-name="P3" draw:layer="layout" draw:type="line" svg:x1="17.6cm" svg:y1="20.2cm" svg:x2="7.834cm" svg:y2="24.251cm" draw:start-shape="id6" draw:start-glue-point="6" draw:end-shape="id4" draw:end-glue-point="11" svg:d="M17600 20200l-9766 4051" svg:viewBox="0 0 9767 4052">
          <text:p/>
        </draw:connector>
        <draw:connector draw:style-name="gr3" draw:text-style-name="P3" draw:layer="layout" draw:type="line" svg:x1="6.9cm" svg:y1="20.1cm" svg:x2="16.266cm" svg:y2="24.351cm" draw:start-shape="id5" draw:start-glue-point="10" draw:end-shape="id2" draw:end-glue-point="5" svg:d="M6900 20100l9366 4251" svg:viewBox="0 0 9367 4252">
          <text:p/>
        </draw:connector>
        <draw:connector draw:style-name="gr3" draw:text-style-name="P3" draw:layer="layout" draw:type="line" svg:x1="16.066cm" svg:y1="16.349cm" svg:x2="6.9cm" svg:y2="20.1cm" draw:start-shape="id3" draw:start-glue-point="7" draw:end-shape="id5" draw:end-glue-point="10" svg:d="M16066 16349l-9166 3751" svg:viewBox="0 0 9167 3752">
          <text:p/>
        </draw:connector>
        <draw:connector draw:style-name="gr3" draw:text-style-name="P3" draw:layer="layout" draw:type="line" svg:x1="12.15cm" svg:y1="15.1cm" svg:x2="7.834cm" svg:y2="24.251cm" draw:start-shape="id7" draw:start-glue-point="8" draw:end-shape="id4" draw:end-glue-point="11" svg:d="M12150 15100l-4316 9151" svg:viewBox="0 0 4317 9152">
          <text:p/>
        </draw:connector>
        <draw:frame draw:style-name="gr4" draw:text-style-name="P1" draw:layer="layout" svg:width="5.517cm" svg:height="5.213cm" svg:x="14.481cm" svg:y="3.671cm">
          <draw:image xlink:href="Pictures/10000201000002FA000002D0CE02790394738BA7.png" xlink:type="simple" xlink:show="embed" xlink:actuate="onLoad">
            <text:p/>
          </draw:image>
        </draw:frame>
        <draw:frame draw:style-name="gr4" draw:text-style-name="P1" draw:layer="layout" svg:width="5.517cm" svg:height="5.213cm" svg:x="9.483cm" svg:y="0.987cm">
          <draw:image xlink:href="Pictures/10000201000002FA000002D0CE02790394738BA7.png" xlink:type="simple" xlink:show="embed" xlink:actuate="onLoad">
            <text:p/>
          </draw:image>
        </draw:frame>
        <draw:frame draw:style-name="gr4" draw:text-style-name="P1" draw:layer="layout" svg:width="5.517cm" svg:height="5.213cm" svg:x="0.283cm" svg:y="10.9cm">
          <draw:image xlink:href="Pictures/10000201000002FA000002D0CE02790394738BA7.png" xlink:type="simple" xlink:show="embed" xlink:actuate="onLoad">
            <text:p/>
          </draw:image>
        </draw:frame>
        <draw:line draw:style-name="gr5" draw:text-style-name="P1" draw:layer="layout" svg:x1="10.7cm" svg:y1="5.3cm" svg:x2="8.3cm" svg:y2="6.3cm">
          <text:p/>
        </draw:line>
        <draw:line draw:style-name="gr5" draw:text-style-name="P1" draw:layer="layout" svg:x1="15.1cm" svg:y1="6.9cm" svg:x2="8.3cm" svg:y2="7cm">
          <text:p/>
        </draw:line>
        <draw:line draw:style-name="gr5" draw:text-style-name="P1" draw:layer="layout" svg:x1="5.3cm" svg:y1="10.6cm" svg:x2="3.9cm" svg:y2="12.4cm">
          <text:p/>
        </draw:line>
        <draw:custom-shape draw:style-name="gr6" draw:text-style-name="P4" draw:layer="layout" svg:width="3.7cm" svg:height="5cm" svg:x="1.1cm" svg:y="23.4cm">
          <text:p text:style-name="P1">Holochain<text:line-break/>Node<text:line-break/><text:line-break/>holodb <text:line-break/>DNA hApp</text:p>
          <draw:enhanced-geometry svg:viewBox="0 0 21600 21600" draw:text-areas="800 800 20800 20800" draw:type="round-rectangular-callout" draw:modifiers="26998.5409348825 6219.55608878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5.517cm" svg:height="5.213cm" svg:x="11.583cm" svg:y="7.587cm">
          <draw:image xlink:href="Pictures/10000201000002FA000002D0CE02790394738BA7.png" xlink:type="simple" xlink:show="embed" xlink:actuate="onLoad">
            <text:p/>
          </draw:image>
        </draw:frame>
        <draw:line draw:style-name="gr5" draw:text-style-name="P1" draw:layer="layout" svg:x1="8.3cm" svg:y1="7.9cm" svg:x2="12.1cm" svg:y2="10.4cm">
          <text:p/>
        </draw:line>
        <draw:line draw:style-name="gr5" draw:text-style-name="P1" draw:layer="layout" svg:x1="5.4cm" svg:y1="10.7cm" svg:x2="7.5cm" svg:y2="14.2cm">
          <text:p/>
        </draw:line>
        <draw:custom-shape draw:style-name="gr7" draw:text-style-name="P5" draw:layer="layout" svg:width="2.2cm" svg:height="2.2cm" svg:x="10.8cm" svg:y="19.2cm">
          <text:p text:style-name="P1">D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5.2cm" svg:height="1.6cm" svg:x="1.4cm" svg:y="16.8cm">
          <text:p text:style-name="P1">Web-bridge node</text:p>
          <draw:enhanced-geometry svg:viewBox="0 0 21600 21600" draw:text-areas="800 800 20800 20800" draw:type="round-rectangular-callout" draw:modifiers="20337.4735627764 -9808.36976889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08:21:22.915457968</meta:creation-date>
    <meta:generator>LibreOffice/5.3.0.3$Linux_X86_64 LibreOffice_project/7074905676c47b82bbcfbea1aeefc84afe1c50e1</meta:generator>
    <dc:date>2020-05-05T09:17:27.898796342</dc:date>
    <meta:editing-duration>PT15M4S</meta:editing-duration>
    <meta:editing-cycles>3</meta:editing-cycles>
    <meta:document-statistic meta:object-count="48"/>
  </office:meta>
</office:document-meta>
</file>